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draw:marker-end="Arrow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marker-start="" draw:marker-end="Arrow" draw:fill="none" draw:fill-color="#ffffff" fo:min-height="0.639cm"/>
    </style:style>
    <style:style style:name="gr4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marker-start="" draw:marker-end="Arrow" draw:fill="none" draw:fill-color="#ffffff" fo:min-height="0.385cm"/>
    </style:style>
    <style:style style:name="gr7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471cm" fo:min-width="0cm"/>
    </style:style>
    <style:style style:name="gr8" style:family="graphic" style:parent-style-name="objectwithoutfill">
      <style:graphic-properties draw:marker-start="" draw:marker-end="Arrow" draw:marker-end-width="0.3cm" draw:fill="none" draw:fill-color="#ffffff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10" style:family="graphic" style:parent-style-name="objectwithoutfill">
      <style:graphic-properties draw:marker-start="" draw:marker-end="Arrow"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marker-start="" draw:marker-end="Arrow" draw:fill="none" draw:fill-color="#ffffff" fo:min-height="0.258cm"/>
    </style:style>
    <style:style style:name="gr12" style:family="graphic" style:parent-style-name="standard">
      <style:graphic-properties draw:stroke="none" svg:stroke-color="#000000" draw:marker-start="" draw:marker-end="Arrow" draw:fill="none" draw:fill-color="#ffffff" fo:min-height="0.941cm"/>
    </style:style>
    <style:style style:name="gr13" style:family="graphic" style:parent-style-name="standard">
      <style:graphic-properties draw:stroke="none" svg:stroke-color="#000000" draw:marker-start="" draw:marker-end="Arrow" draw:fill="none" draw:fill-color="#ffffff" fo:min-height="0.893cm"/>
    </style:style>
    <style:style style:name="gr14" style:family="graphic" style:parent-style-name="standard">
      <style:graphic-properties draw:stroke="none" svg:stroke-color="#000000" draw:marker-start="" draw:marker-end="Arrow" draw:fill="none" draw:fill-color="#ffffff" fo:min-height="1.27cm"/>
    </style:style>
    <style:style style:name="gr15" style:family="graphic" style:parent-style-name="standard">
      <style:graphic-properties draw:stroke="none" svg:stroke-color="#000000" draw:marker-start="" draw:marker-end="Arrow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4cm" svg:height="1.524cm" svg:x="1.254cm" svg:y="1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28cm" svg:height="0.721cm" svg:x="1.635cm" svg:y="1.635cm">
          <draw:text-box>
            <text:p><text:span text:style-name="T1">TMDb Servers</text:span></text:p>
          </draw:text-box>
        </draw:frame>
        <draw:custom-shape draw:style-name="gr1" draw:text-style-name="P1" draw:layer="layout" svg:width="17.145cm" svg:height="13.208cm" svg:x="1.762cm" svg:y="5.69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8.747cm" svg:y="5.826cm">
          <draw:text-box>
            <text:p>MovieSearch</text:p>
          </draw:text-box>
        </draw:frame>
        <draw:custom-shape draw:style-name="gr4" draw:text-style-name="P1" xml:id="id1" draw:id="id1" draw:layer="layout" svg:width="4.064cm" svg:height="1.651cm" svg:x="2.843cm" svg:y="7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064cm" svg:height="1.651cm" svg:x="9.237cm" svg:y="12.2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64cm" svg:height="1.651cm" svg:x="14.589cm" svg:y="7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064cm" svg:height="1.651cm" svg:x="14.589cm" svg:y="10.4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.064cm" svg:height="1.651cm" svg:x="2.843cm" svg:y="12.478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cm 1.595cm" svg:x1="2.843cm" svg:y1="8.287cm" svg:x2="3.286cm" svg:y2="2.778cm" draw:start-shape="id1" draw:start-glue-point="3" draw:end-shape="id2" draw:end-glue-point="2" svg:d="m2843 8287h-501v-1572h944v-3937">
          <text:p/>
        </draw:connector>
        <draw:frame draw:style-name="gr6" draw:text-style-name="P1" draw:layer="layout" svg:width="3.683cm" svg:height="0.721cm" svg:x="3.286cm" svg:y="3.921cm">
          <draw:text-box>
            <text:p text:style-name="P1"><text:span text:style-name="T2">JSON Requests</text:span></text:p>
          </draw:text-box>
        </draw:frame>
        <draw:frame draw:style-name="gr2" draw:text-style-name="P3" draw:layer="layout" svg:width="2.593cm" svg:height="1.191cm" svg:x="15.325cm" svg:y="7.691cm">
          <draw:text-box>
            <text:p text:style-name="P1"><text:span text:style-name="T1">Main Menu</text:span></text:p>
            <text:p text:style-name="P1"><text:span text:style-name="T1"><text:s/></text:span><text:span text:style-name="T1">Activity</text:span></text:p>
          </draw:text-box>
        </draw:frame>
        <draw:frame draw:style-name="gr2" draw:text-style-name="P3" draw:layer="layout" svg:width="2.949cm" svg:height="1.191cm" svg:x="3.401cm" svg:y="7.692cm">
          <draw:text-box>
            <text:p text:style-name="P1"><text:span text:style-name="T1">Actor Search</text:span></text:p>
            <text:p text:style-name="P1"><text:span text:style-name="T1">Activity</text:span></text:p>
          </draw:text-box>
        </draw:frame>
        <draw:frame draw:style-name="gr2" draw:text-style-name="P3" draw:layer="layout" svg:width="3.63cm" svg:height="1.191cm" svg:x="3.06cm" svg:y="12.708cm">
          <draw:text-box>
            <text:p text:style-name="P1"><text:span text:style-name="T1">Actor Subsearch</text:span></text:p>
            <text:p text:style-name="P1"><text:span text:style-name="T1">Activity</text:span></text:p>
          </draw:text-box>
        </draw:frame>
        <draw:frame draw:style-name="gr2" draw:text-style-name="P2" draw:layer="layout" svg:width="3.347cm" svg:height="0.721cm" svg:x="9.596cm" svg:y="12.753cm">
          <draw:text-box>
            <text:p><text:span text:style-name="T1">Results Activity</text:span></text:p>
          </draw:text-box>
        </draw:frame>
        <draw:frame draw:style-name="gr2" draw:text-style-name="P2" draw:layer="layout" svg:width="3.465cm" svg:height="0.721cm" svg:x="14.889cm" svg:y="10.911cm">
          <draw:text-box>
            <text:p><text:span text:style-name="T1">Settings Activity</text:span></text:p>
          </draw:text-box>
        </draw:frame>
        <draw:custom-shape draw:style-name="gr4" draw:text-style-name="P1" xml:id="id3" draw:id="id3" draw:layer="layout" svg:width="4.064cm" svg:height="1.651cm" svg:x="2.843cm" svg:y="17.0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19cm" svg:height="1.191cm" svg:x="3.166cm" svg:y="17.28cm">
          <draw:text-box>
            <text:p text:style-name="P1"><text:span text:style-name="T1">Actor Subearch</text:span></text:p>
            <text:p text:style-name="P1"><text:span text:style-name="T1">Model</text:span></text:p>
          </draw:text-box>
        </draw:frame>
        <draw:custom-shape draw:style-name="gr4" draw:text-style-name="P1" xml:id="id4" draw:id="id4" draw:layer="layout" svg:width="4.064cm" svg:height="1.651cm" svg:x="9.237cm" svg:y="7.39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275cm" svg:height="0.721cm" svg:x="9.632cm" svg:y="7.927cm">
          <draw:text-box>
            <text:p text:style-name="P1"><text:span text:style-name="T1">Search Activity</text:span></text:p>
          </draw:text-box>
        </draw:frame>
        <draw:connector draw:style-name="gr8" draw:text-style-name="P1" draw:layer="layout" svg:x1="2.843cm" svg:y1="8.287cm" svg:x2="2.843cm" svg:y2="17.875cm" draw:start-shape="id1" draw:start-glue-point="3" draw:end-shape="id3" draw:end-glue-point="3" svg:d="m2843 8287h-501v9588h501">
          <text:p/>
        </draw:connector>
        <draw:connector draw:style-name="gr9" draw:text-style-name="P1" draw:layer="layout" draw:line-skew="1.627cm" svg:x1="11.269cm" svg:y1="7.398cm" svg:x2="3.286cm" svg:y2="2.778cm" draw:start-shape="id4" draw:start-glue-point="0" draw:end-shape="id2" draw:end-glue-point="2" svg:d="m11269 7398v-683h-7983v-3937">
          <text:p/>
        </draw:connector>
        <draw:connector draw:style-name="gr8" draw:text-style-name="P1" draw:layer="layout" svg:x1="11.269cm" svg:y1="9.049cm" svg:x2="11.269cm" svg:y2="12.288cm" draw:start-shape="id4" draw:start-glue-point="2" draw:end-shape="id5" draw:end-glue-point="0" svg:d="m11269 9049v3239">
          <text:p/>
        </draw:connector>
        <draw:connector draw:style-name="gr10" draw:text-style-name="P1" draw:layer="layout" draw:type="lines" svg:x1="6.907cm" svg:y1="8.287cm" svg:x2="11.269cm" svg:y2="12.288cm" draw:start-shape="id1" draw:start-glue-point="1" draw:end-shape="id5" draw:end-glue-point="0" svg:d="m6907 8287h501l3861 3499v502">
          <text:p/>
        </draw:connector>
        <draw:frame draw:style-name="gr11" draw:text-style-name="P2" draw:layer="layout" svg:width="2.921cm" svg:height="1.191cm" svg:x="11.16cm" svg:y="10.36cm">
          <draw:text-box>
            <text:p text:style-name="P2"><text:span text:style-name="T1">Search Results</text:span></text:p>
          </draw:text-box>
        </draw:frame>
        <draw:connector draw:style-name="gr8" draw:text-style-name="P1" draw:layer="layout" svg:x1="4.875cm" svg:y1="14.129cm" svg:x2="4.875cm" svg:y2="17.05cm" draw:start-shape="id6" draw:start-glue-point="2" draw:end-shape="id3" draw:end-glue-point="0" svg:d="m4875 14129v2921">
          <text:p/>
        </draw:connector>
        <draw:frame draw:style-name="gr12" draw:text-style-name="P2" draw:layer="layout" svg:width="1.905cm" svg:height="1.191cm" svg:x="4.81cm" svg:y="14.764cm">
          <draw:text-box>
            <text:p text:style-name="P2"><text:span text:style-name="T1">Search text</text:span></text:p>
          </draw:text-box>
        </draw:frame>
        <draw:connector draw:style-name="gr8" draw:text-style-name="P1" draw:layer="layout" draw:line-skew="0.196cm" svg:x1="6.907cm" svg:y1="17.875cm" svg:x2="6.907cm" svg:y2="13.303cm" draw:start-shape="id3" draw:start-glue-point="1" draw:end-shape="id6" draw:end-glue-point="1" svg:d="m6907 17875h697v-4572h-697">
          <text:p/>
        </draw:connector>
        <draw:frame draw:style-name="gr13" draw:text-style-name="P2" draw:layer="layout" svg:width="2.032cm" svg:height="1.191cm" svg:x="7.604cm" svg:y="14.716cm">
          <draw:text-box>
            <text:p text:style-name="P2"><text:span text:style-name="T1">Search Results</text:span></text:p>
          </draw:text-box>
        </draw:frame>
        <draw:connector draw:style-name="gr8" draw:text-style-name="P1" draw:layer="layout" svg:x1="4.875cm" svg:y1="12.478cm" svg:x2="4.875cm" svg:y2="9.113cm" draw:start-shape="id6" draw:start-glue-point="0" draw:end-shape="id1" draw:end-glue-point="2" svg:d="m4875 12478v-3365">
          <text:p/>
        </draw:connector>
        <draw:frame draw:style-name="gr14" draw:text-style-name="P2" draw:layer="layout" svg:width="2.286cm" svg:height="1.52cm" svg:x="5.064cm" svg:y="10.192cm">
          <draw:text-box>
            <text:p text:style-name="P2"><text:span text:style-name="T1">Search Results</text:span></text:p>
          </draw:text-box>
        </draw:frame>
        <draw:custom-shape draw:style-name="gr4" draw:text-style-name="P1" xml:id="id7" draw:id="id7" draw:layer="layout" svg:width="4.064cm" svg:height="1.651cm" svg:x="9.237cm" svg:y="16.66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47cm" svg:height="0.721cm" svg:x="9.596cm" svg:y="17.134cm">
          <draw:text-box>
            <text:p><text:span text:style-name="T1">Details <text:s/>Activity</text:span></text:p>
          </draw:text-box>
        </draw:frame>
        <draw:connector draw:style-name="gr8" draw:text-style-name="P1" draw:layer="layout" svg:x1="11.269cm" svg:y1="13.939cm" svg:x2="11.269cm" svg:y2="16.669cm" draw:start-shape="id5" draw:start-glue-point="2" draw:end-shape="id7" draw:end-glue-point="0" svg:d="m11269 13939v2730">
          <text:p/>
        </draw:connector>
        <draw:frame draw:style-name="gr15" draw:text-style-name="P2" draw:layer="layout" svg:width="3.429cm" svg:height="1.647cm" svg:x="11.541cm" svg:y="14.51cm">
          <draw:text-box>
            <text:p text:style-name="P2"><text:span text:style-name="T1">Requested Actor/Film/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color="#ffffff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7T20:44:37</meta:creation-date>
    <dc:date>2013-03-27T21:47:53</dc:date>
    <meta:editing-duration>PT1M11S</meta:editing-duration>
    <meta:editing-cycles>2</meta:editing-cycles>
    <meta:generator>LibreOffice/3.6$MacOSX_x86 LibreOffice_project/e29a214-2bbed72-0621de6-a97528c-8f066d</meta:generator>
    <meta:document-statistic meta:object-count="35"/>
  </office:meta>
</office:document-meta>
</file>